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ýza velkých dat</text:p>
      <text:list xml:id="list6860349204402062807" text:style-name="L1">
        <text:list-item>
          <text:p text:style-name="P2"><text:span text:style-name="T1">Data jsou defaultně posílány v </text:span><text:span text:style-name="T2">Buffered</text:span><text:span text:style-name="T1"> módu, kdy může dojít paměť kvůli nahrávání dat do paměti</text:span></text:p>
        </text:list-item>
        <text:list-item>
          <text:p text:style-name="P2"><text:span text:style-name="T1">Lze nastavit posílání dat na </text:span><text:span text:style-name="T2">Streamed</text:span><text:span text:style-name="T3">, kdy se data posílají v balících o konfigurovatelné velikost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3T13:46:51.57</meta:creation-date>
    <dc:date>2018-04-03T13:55:23.13</dc:date>
    <meta:editing-duration>PT8M33S</meta:editing-duration>
    <meta:editing-cycles>1</meta:editing-cycles>
    <meta:generator>OpenOffice/4.1.2$Win32 OpenOffice.org_project/412m3$Build-9782</meta:generator>
    <meta:document-statistic meta:table-count="0" meta:image-count="0" meta:object-count="0" meta:page-count="1" meta:paragraph-count="3" meta:word-count="36" meta:character-count="216"/>
  </office:meta>
</office:document-meta>
</file>